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4.288cm" table:align="left"/>
    </style:style>
    <style:style style:name="Table1.A" style:family="table-column">
      <style:table-column-properties style:column-width="14.288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5.561cm" table:align="left"/>
    </style:style>
    <style:style style:name="Table2.A" style:family="table-column">
      <style:table-column-properties style:column-width="4.362cm"/>
    </style:style>
    <style:style style:name="Table2.B" style:family="table-column">
      <style:table-column-properties style:column-width="3.895cm"/>
    </style:style>
    <style:style style:name="Table2.C" style:family="table-column">
      <style:table-column-properties style:column-width="3.247cm"/>
    </style:style>
    <style:style style:name="Table2.D" style:family="table-column">
      <style:table-column-properties style:column-width="4.057cm"/>
    </style:style>
    <style:style style:name="Table2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Table2.D1" style:family="table-cell">
      <style:table-cell-properties style:vertical-align="middle" style:border-line-width="0cm 0.004cm 0.002cm" fo:padding="0.049cm" fo:border="0.05pt double #808080"/>
    </style:style>
    <style:style style:name="Table2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2.D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le3" style:family="table">
      <style:table-properties style:width="17cm" table:align="left"/>
    </style:style>
    <style:style style:name="Table3.A" style:family="table-column">
      <style:table-column-properties style:column-width="2.344cm"/>
    </style:style>
    <style:style style:name="Table3.B" style:family="table-column">
      <style:table-column-properties style:column-width="2.641cm"/>
    </style:style>
    <style:style style:name="Table3.C" style:family="table-column">
      <style:table-column-properties style:column-width="2.845cm"/>
    </style:style>
    <style:style style:name="Table3.D" style:family="table-column">
      <style:table-column-properties style:column-width="2.418cm"/>
    </style:style>
    <style:style style:name="Table3.E" style:family="table-column">
      <style:table-column-properties style:column-width="2.499cm"/>
    </style:style>
    <style:style style:name="Table3.F" style:family="table-column">
      <style:table-column-properties style:column-width="2.51cm"/>
    </style:style>
    <style:style style:name="Table3.G" style:family="table-column">
      <style:table-column-properties style:column-width="1.743cm"/>
    </style:style>
    <style:style style:name="Table3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Table3.G1" style:family="table-cell">
      <style:table-cell-properties style:vertical-align="middle" style:border-line-width="0cm 0.004cm 0.002cm" fo:padding="0.049cm" fo:border="0.05pt double #808080"/>
    </style:style>
    <style:style style:name="Table3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3.G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P1" style:family="paragraph" style:parent-style-name="Standard">
      <style:paragraph-properties fo:margin-top="0cm" fo:margin-bottom="0cm" style:contextual-spacing="false"/>
      <style:text-properties fo:font-size="2pt" style:font-size-asian="2pt" style:font-size-complex="2pt"/>
    </style:style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>
      <style:text-properties officeooo:rsid="0008ab09" officeooo:paragraph-rsid="0008ab09"/>
    </style:style>
    <style:style style:name="P7" style:family="paragraph" style:parent-style-name="Text_20_body" style:list-style-name="L2">
      <style:paragraph-properties fo:margin-top="0cm" fo:margin-bottom="0cm" style:contextual-spacing="false"/>
    </style:style>
    <style:style style:name="P8" style:family="paragraph" style:parent-style-name="Text_20_body" style:list-style-name="L3">
      <style:paragraph-properties fo:margin-top="0cm" fo:margin-bottom="0cm" style:contextual-spacing="false"/>
    </style:style>
    <style:style style:name="P9" style:family="paragraph" style:parent-style-name="Text_20_body" style:list-style-name="L4">
      <style:paragraph-properties fo:margin-top="0cm" fo:margin-bottom="0cm" style:contextual-spacing="false"/>
    </style:style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P11" style:family="paragraph" style:parent-style-name="Table_20_Heading">
      <style:text-properties fo:font-size="2pt" style:font-size-asian="2pt" style:font-size-complex="2pt"/>
    </style:style>
    <style:style style:name="P12" style:family="paragraph" style:parent-style-name="Table_20_Contents" style:list-style-name="L1"/>
    <style:style style:name="P13" style:family="paragraph" style:parent-style-name="Table_20_Contents">
      <style:text-properties fo:font-size="2pt" style:font-size-asian="2pt" style:font-size-complex="2pt"/>
    </style:style>
    <style:style style:name="P14" style:family="paragraph" style:parent-style-name="Table_20_Contents" style:list-style-name="L1">
      <style:paragraph-properties fo:margin-top="0cm" fo:margin-bottom="0.499cm" style:contextual-spacing="false"/>
    </style:style>
    <style:style style:name="T1" style:family="text">
      <style:text-properties fo:font-weight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firstHeading"/>Frequencies</text:h>
      <text:section text:style-name="Sect1" text:name="bodyContent">
        <text:p text:style-name="P6">https://web.archive.org/web/20120202022111/http://info.aprs.net/index.php?title=Frequencies</text:p>
        <text:section text:style-name="Sect1" text:name="contentSub">
          <text:p text:style-name="P6">http://info.aprs.net/index.php?title=Frequencies</text:p>
        </text:section>
        <text:p text:style-name="P1"><text:bookmark text:name="toc"/></text:p>
        <table:table table:name="Table1" table:style-name="Table1">
          <table:table-column table:style-name="Table1.A"/>
          <table:table-row>
            <table:table-cell table:style-name="Table1.A1" office:value-type="string">
              <text:section text:style-name="Sect1" text:name="toctitle">
                <text:h text:style-name="Heading_20_2" text:outline-level="2">Contents</text:h>
                <text:p text:style-name="Table_20_Contents">[<text:bookmark text:name="togglelink"/><text:a xlink:type="simple" xlink:href="javascript:toggleToc()">hide</text:a>]</text:p>
              </text:section>
              <text:list xml:id="list8972646033734646803" text:style-name="L1">
                <text:list-item>
                  <text:p text:style-name="P12"><text:a xlink:type="simple" xlink:href="https://web.archive.org/web/20120202022111/http://info.aprs.net/index.php?title=Frequencies#APRS_Frequencies">1 APRS Frequencies</text:a> </text:p>
                  <text:list>
                    <text:list-item>
                      <text:p text:style-name="P12"><text:a xlink:type="simple" xlink:href="https://web.archive.org/web/20120202022111/http://info.aprs.net/index.php?title=Frequencies#Primary_VHF_Networks">1.1 Primary VHF Networks</text:a> </text:p>
                    </text:list-item>
                    <text:list-item>
                      <text:p text:style-name="P12"><text:a xlink:type="simple" xlink:href="https://web.archive.org/web/20120202022111/http://info.aprs.net/index.php?title=Frequencies#Alternative_Input_VHF_Networks">1.2 Alternative Input VHF Networks</text:a> </text:p>
                    </text:list-item>
                    <text:list-item>
                      <text:p text:style-name="P12"><text:a xlink:type="simple" xlink:href="https://web.archive.org/web/20120202022111/http://info.aprs.net/index.php?title=Frequencies#UHF_Networks">1.3 UHF Networks</text:a> </text:p>
                    </text:list-item>
                    <text:list-item>
                      <text:p text:style-name="P12"><text:a xlink:type="simple" xlink:href="https://web.archive.org/web/20120202022111/http://info.aprs.net/index.php?title=Frequencies#HF_Frequencies">1.4 HF Frequencies</text:a> </text:p>
                    </text:list-item>
                    <text:list-item>
                      <text:p text:style-name="P12"><text:a xlink:type="simple" xlink:href="https://web.archive.org/web/20120202022111/http://info.aprs.net/index.php?title=Frequencies#Satellites">1.5 Satellites</text:a> </text:p>
                    </text:list-item>
                    <text:list-item>
                      <text:p text:style-name="P14"><text:a xlink:type="simple" xlink:href="https://web.archive.org/web/20120202022111/http://info.aprs.net/index.php?title=Frequencies#Also_See">1.6 Also See</text:a> </text:p>
                    </text:list-item>
                  </text:list>
                </text:list-item>
              </text:list>
            </table:table-cell>
          </table:table-row>
        </table:table>
        <text:h text:style-name="Heading_20_1" text:outline-level="1">[<text:a xlink:type="simple" xlink:href="https://web.archive.org/web/20120202022111/http://info.aprs.net/index.php?title=Frequencies&amp;action=edit&amp;section=1">edit</text:a>] <text:bookmark text:name="APRS_Frequencies"/>APRS Frequencies </text:h>
        <text:h text:style-name="Heading_20_3" text:outline-level="3">[<text:a xlink:type="simple" xlink:href="https://web.archive.org/web/20120202022111/http://info.aprs.net/index.php?title=Frequencies&amp;action=edit&amp;section=2">edit</text:a>] <text:bookmark text:name="Primary_VHF_Networks"/>Primary VHF Networks </text:h>
        <text:list xml:id="list7755383595699250743" text:style-name="L2">
          <text:list-item>
            <text:p text:style-name="P7">North America: 144.390 MHz (<text:a xlink:type="simple" xlink:href="https://web.archive.org/web/20120202022111/http://info.aprs.net/index.php?title=VoiceAlert">Voice Alert</text:a> 100.0 Hz CTCSS, mobiles only please!) </text:p>
          </text:list-item>
          <text:list-item>
            <text:p text:style-name="P7">Europe: 144.800 MHz (<text:a xlink:type="simple" xlink:href="https://web.archive.org/web/20120202022111/http://info.aprs.net/index.php?title=VoiceAlert">Voice Alert</text:a> 136.5 Hz CTCSS) </text:p>
          </text:list-item>
          <text:list-item>
            <text:p text:style-name="P7">Russia: 144.800 MHz </text:p>
          </text:list-item>
          <text:list-item>
            <text:p text:style-name="P7">Australia: 145.175 MHz (<text:a xlink:type="simple" xlink:href="https://web.archive.org/web/20120202022111/http://info.aprs.net/index.php?title=VoiceAlert">Voice Alert</text:a> 91.5 Hz CTCSS) </text:p>
          </text:list-item>
          <text:list-item>
            <text:p text:style-name="P7">New Zealand: 144.575 MHz </text:p>
          </text:list-item>
          <text:list-item>
            <text:p text:style-name="P7">Argentina: 144.930 MHz </text:p>
          </text:list-item>
          <text:list-item>
            <text:p text:style-name="P7">Uruguay: 144.930 MHz (145.010 MHz also) </text:p>
          </text:list-item>
          <text:list-item>
            <text:p text:style-name="P7">Japan: 144.640 MHz 9600 baud / 144.660MHz 1200 baud </text:p>
          </text:list-item>
          <text:list-item>
            <text:p text:style-name="P2">South Africa: 144.800 Mhz </text:p>
          </text:list-item>
        </text:list>
        <text:h text:style-name="Heading_20_3" text:outline-level="3">[<text:a xlink:type="simple" xlink:href="https://web.archive.org/web/20120202022111/http://info.aprs.net/index.php?title=Frequencies&amp;action=edit&amp;section=3">edit</text:a>] <text:bookmark text:name="Alternative_Input_VHF_Networks"/>Alternative Input VHF Networks </text:h>
        <text:p text:style-name="Text_20_body">For low-powered trackers only: </text:p>
        <text:list xml:id="list2412718365791832891" text:style-name="L3">
          <text:list-item>
            <text:p text:style-name="P8">Many areas: 144.99 MHz </text:p>
          </text:list-item>
          <text:list-item>
            <text:p text:style-name="P3">Western Washington State: 144.35 MHz </text:p>
          </text:list-item>
        </text:list>
        <text:h text:style-name="Heading_20_3" text:outline-level="3">[<text:a xlink:type="simple" xlink:href="https://web.archive.org/web/20120202022111/http://info.aprs.net/index.php?title=Frequencies&amp;action=edit&amp;section=4">edit</text:a>] <text:bookmark text:name="UHF_Networks"/>UHF Networks </text:h>
        <text:list xml:id="list7620653983014873516" text:style-name="L4">
          <text:list-item>
            <text:p text:style-name="P9">Europe / Africa (IARU region 1): </text:p>
            <text:list>
              <text:list-item>
                <text:p text:style-name="P9">Primary 433.800 MHz (heavy ISM interference in many countries) </text:p>
              </text:list-item>
              <text:list-item>
                <text:p text:style-name="P9">Secondary 432.500 MHz since 2008 where ISM is too bad on 433.800 (CT08_C5_Rec32) </text:p>
              </text:list-item>
            </text:list>
          </text:list-item>
          <text:list-item>
            <text:p text:style-name="P9">Australia (VK): 439.100 MHz 1200 baud (in selected areas) </text:p>
          </text:list-item>
          <text:list-item>
            <text:p text:style-name="P9"><text:soft-page-break/>Netherlands (PA): 430.5125 MHz 1200 baud </text:p>
          </text:list-item>
          <text:list-item>
            <text:p text:style-name="P9">Puget Sound, WA: 440.875 MHz 1200/9600 baud </text:p>
          </text:list-item>
          <text:list-item>
            <text:p text:style-name="P9">Puget Sound, WA: 440.800 MHz 9600 baud </text:p>
          </text:list-item>
          <text:list-item>
            <text:p text:style-name="P9">Kansas / Missouri: 446.175 MHz 1200 baud (primary, with infrastructure) </text:p>
          </text:list-item>
          <text:list-item>
            <text:p text:style-name="P9">Kansas / Missouri: 441.175 MHz 1200 baud (secondary / special event, no infrastructure) </text:p>
          </text:list-item>
          <text:list-item>
            <text:p text:style-name="P9">US Nationwide Proposed: 445.925 (<text:a xlink:type="simple" xlink:href="https://web.archive.org/web/20120202022111/http://www.aprs.net/vm/DOS/UHFFREQ.HTM">proposed by Bob WB4APR</text:a>) </text:p>
          </text:list-item>
          <text:list-item>
            <text:p text:style-name="P4">New Zealand (ZL): 432.575 MHz 1200 baud allocated but little usage </text:p>
          </text:list-item>
        </text:list>
        <text:h text:style-name="Heading_20_3" text:outline-level="3">[<text:a xlink:type="simple" xlink:href="https://web.archive.org/web/20120202022111/http://info.aprs.net/index.php?title=Frequencies&amp;action=edit&amp;section=5">edit</text:a>] <text:bookmark text:name="HF_Frequencies"/>HF Frequencies </text:h>
        <text:p text:style-name="Text_20_body">Dial frequencies based on default tones used in popular packet devices. </text:p>
        <text:p text:style-name="Text_20_body"><text:span text:style-name="T1">30 meters, 300 baud packet, Worldwide</text:span> 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>
            <table:table-cell table:style-name="Table2.A1" office:value-type="string">
              <text:p text:style-name="P11"/>
            </table:table-cell>
            <table:table-cell table:style-name="Table2.A1" office:value-type="string">
              <text:p text:style-name="Table_20_Heading">USB Dial Frequency</text:p>
            </table:table-cell>
            <table:table-cell table:style-name="Table2.A1" office:value-type="string">
              <text:p text:style-name="Table_20_Heading">Mark Frequency</text:p>
            </table:table-cell>
            <table:table-cell table:style-name="Table2.D1" office:value-type="string">
              <text:p text:style-name="Table_20_Heading">LSB Dial Frequency </text:p>
            </table:table-cell>
          </table:table-row>
          <table:table-row>
            <table:table-cell table:style-name="Table2.A2" office:value-type="string">
              <text:p text:style-name="Table_20_Heading">KAM, MFJ, TinyTrak </text:p>
            </table:table-cell>
            <table:table-cell table:style-name="Table2.A2" office:value-type="string">
              <text:p text:style-name="Table_20_Contents">10.147.600 MHz </text:p>
            </table:table-cell>
            <table:table-cell table:style-name="Table2.A2" office:value-type="string">
              <text:p text:style-name="Table_20_Contents">10.149.200 MHz </text:p>
            </table:table-cell>
            <table:table-cell table:style-name="Table2.D2" office:value-type="string">
              <text:p text:style-name="Table_20_Contents">10.151.000 MHz </text:p>
            </table:table-cell>
          </table:table-row>
          <table:table-row>
            <table:table-cell table:style-name="Table2.A2" office:value-type="string">
              <text:p text:style-name="Table_20_Heading">AEA </text:p>
            </table:table-cell>
            <table:table-cell table:style-name="Table2.A2" office:value-type="string">
              <text:p text:style-name="Table_20_Contents">10.147.100 MHz</text:p>
            </table:table-cell>
            <table:table-cell table:style-name="Table2.A2" office:value-type="string">
              <text:p text:style-name="Table_20_Contents">10.149.200 MHz </text:p>
            </table:table-cell>
            <table:table-cell table:style-name="Table2.D2" office:value-type="string">
              <text:p text:style-name="Table_20_Contents">10.151.500 MHz </text:p>
            </table:table-cell>
          </table:table-row>
        </table:table>
        <text:h text:style-name="Heading_20_3" text:outline-level="3">[<text:a xlink:type="simple" xlink:href="https://web.archive.org/web/20120202022111/http://info.aprs.net/index.php?title=Frequencies&amp;action=edit&amp;section=6">edit</text:a>] <text:bookmark text:name="Satellites"/>Satellites </text:h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column table:style-name="Table3.F"/>
          <table:table-column table:style-name="Table3.G"/>
          <table:table-row>
            <table:table-cell table:style-name="Table3.A1" office:value-type="string">
              <text:p text:style-name="Table_20_Heading">Satellite</text:p>
            </table:table-cell>
            <table:table-cell table:style-name="Table3.A1" office:value-type="string">
              <text:p text:style-name="Table_20_Heading">Uplink Frequency</text:p>
            </table:table-cell>
            <table:table-cell table:style-name="Table3.A1" office:value-type="string">
              <text:p text:style-name="Table_20_Heading">Downlink Frequency</text:p>
            </table:table-cell>
            <table:table-cell table:style-name="Table3.A1" office:value-type="string">
              <text:p text:style-name="Table_20_Heading">Alias</text:p>
            </table:table-cell>
            <table:table-cell table:style-name="Table3.A1" office:value-type="string">
              <text:p text:style-name="Table_20_Heading">Mode</text:p>
            </table:table-cell>
            <table:table-cell table:style-name="Table3.A1" office:value-type="string">
              <text:p text:style-name="Table_20_Heading">Status</text:p>
            </table:table-cell>
            <table:table-cell table:style-name="Table3.G1" office:value-type="string">
              <text:p text:style-name="Table_20_Heading">Shedule </text:p>
            </table:table-cell>
          </table:table-row>
          <table:table-row>
            <table:table-cell table:style-name="Table3.A2" office:value-type="string">
              <text:p text:style-name="Table_20_Contents">ISS</text:p>
            </table:table-cell>
            <table:table-cell table:style-name="Table3.A2" office:value-type="string">
              <text:p text:style-name="Table_20_Contents">145.825 MHz</text:p>
            </table:table-cell>
            <table:table-cell table:style-name="Table3.A2" office:value-type="string">
              <text:p text:style-name="Table_20_Contents">145.825 MHz</text:p>
            </table:table-cell>
            <table:table-cell table:style-name="Table3.A2" office:value-type="string">
              <text:p text:style-name="Table_20_Contents">ARISS</text:p>
            </table:table-cell>
            <table:table-cell table:style-name="Table3.A2" office:value-type="string">
              <text:p text:style-name="Table_20_Contents">1200 baud AFSK packet</text:p>
            </table:table-cell>
            <table:table-cell table:style-name="Table3.A2" office:value-type="string">
              <text:p text:style-name="Table_20_Contents">Active</text:p>
            </table:table-cell>
            <table:table-cell table:style-name="Table3.G2" office:value-type="string">
              <text:p text:style-name="P13"/>
            </table:table-cell>
          </table:table-row>
          <table:table-row>
            <table:table-cell table:style-name="Table3.A2" office:value-type="string">
              <text:p text:style-name="Table_20_Contents">PCSAT-2</text:p>
            </table:table-cell>
            <table:table-cell table:style-name="Table3.A2" office:value-type="string">
              <text:p text:style-name="Table_20_Contents">145.825 MHz</text:p>
            </table:table-cell>
            <table:table-cell table:style-name="Table3.A2" office:value-type="string">
              <text:p text:style-name="Table_20_Contents">435.275 MHz</text:p>
            </table:table-cell>
            <table:table-cell table:style-name="Table3.A2" office:value-type="string">
              <text:p text:style-name="Table_20_Contents">ARISS or WIDE2-2</text:p>
            </table:table-cell>
            <table:table-cell table:style-name="Table3.A2" office:value-type="string">
              <text:p text:style-name="Table_20_Contents">1200 baud AFSK packet</text:p>
            </table:table-cell>
            <table:table-cell table:style-name="Table3.A2" office:value-type="string">
              <text:p text:style-name="Table_20_Contents">Active</text:p>
            </table:table-cell>
            <table:table-cell table:style-name="Table3.G2" office:value-type="string">
              <text:p text:style-name="P13"/>
            </table:table-cell>
          </table:table-row>
          <table:table-row>
            <table:table-cell table:style-name="Table3.A2" office:value-type="string">
              <text:p text:style-name="Table_20_Contents">PCSAT-1 (NO-44)</text:p>
            </table:table-cell>
            <table:table-cell table:style-name="Table3.A2" office:value-type="string">
              <text:p text:style-name="Table_20_Contents">145.825 MHz</text:p>
            </table:table-cell>
            <table:table-cell table:style-name="Table3.A2" office:value-type="string">
              <text:p text:style-name="Table_20_Contents">145.825 MHz</text:p>
            </table:table-cell>
            <table:table-cell table:style-name="Table3.A2" office:value-type="string">
              <text:p text:style-name="Table_20_Contents">ARISS</text:p>
            </table:table-cell>
            <table:table-cell table:style-name="Table3.A2" office:value-type="string">
              <text:p text:style-name="Table_20_Contents">1200 baud AFSK packet</text:p>
            </table:table-cell>
            <table:table-cell table:style-name="Table3.A2" office:value-type="string">
              <text:p text:style-name="Table_20_Contents">Daylight Ops Only</text:p>
            </table:table-cell>
            <table:table-cell table:style-name="Table3.G2" office:value-type="string">
              <text:p text:style-name="P13"/>
            </table:table-cell>
          </table:table-row>
          <table:table-row>
            <table:table-cell table:style-name="Table3.A2" office:value-type="string">
              <text:p text:style-name="Table_20_Contents">AO-51 (Echo)</text:p>
            </table:table-cell>
            <table:table-cell table:style-name="Table3.A2" office:value-type="string">
              <text:p text:style-name="Table_20_Contents">145.860 MHz</text:p>
            </table:table-cell>
            <table:table-cell table:style-name="Table3.A2" office:value-type="string">
              <text:p text:style-name="Table_20_Contents">435.150 MHz</text:p>
            </table:table-cell>
            <table:table-cell table:style-name="Table3.A2" office:value-type="string">
              <text:p text:style-name="Table_20_Contents">PACB-1</text:p>
            </table:table-cell>
            <table:table-cell table:style-name="Table3.A2" office:value-type="string">
              <text:p text:style-name="Table_20_Contents">9600 baud FSK packet</text:p>
            </table:table-cell>
            <table:table-cell table:style-name="Table3.A2" office:value-type="string">
              <text:p text:style-name="Table_20_Contents">Active (see schedule)</text:p>
            </table:table-cell>
            <table:table-cell table:style-name="Table3.G2" office:value-type="string">
              <text:p text:style-name="Table_20_Contents"><text:a xlink:type="simple" xlink:href="https://web.archive.org/web/20120202022111/http://www.amsat.org/amsat-new/echo/ControlTeam.php">Link</text:a> </text:p>
            </table:table-cell>
          </table:table-row>
        </table:table>
        <text:p text:style-name="Text_20_body">Satellites are subject to doppler shift and you should adjust your uplink/downlink accordingly. Doppler will make the frequency on a LEO shift as follows: </text:p>
        <text:list xml:id="list3502391301284688870" text:style-name="L5">
          <text:list-item>
            <text:p text:style-name="P10"><text:span text:style-name="T1">2</text:span> m ±<text:span text:style-name="T1">3</text:span> KHz (FM capture effect negates the need to adjust on this band) </text:p>
          </text:list-item>
          <text:list-item>
            <text:p text:style-name="P10"><text:span text:style-name="T1">70</text:span> cm ±<text:span text:style-name="T1">10</text:span> KHz </text:p>
          </text:list-item>
          <text:list-item>
            <text:p text:style-name="P5"><text:span text:style-name="T1">13</text:span> cm ±<text:span text:style-name="T1">50</text:span> KHz </text:p>
          </text:list-item>
        </text:list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 </meta:initial-creator>
    <meta:creation-date>2016-01-14T12:21:34.491805144</meta:creation-date>
    <dc:date>2016-01-14T12:23:10.325949069</dc:date>
    <dc:creator>user </dc:creator>
    <meta:editing-duration>P0D</meta:editing-duration>
    <meta:editing-cycles>1</meta:editing-cycles>
    <meta:document-statistic meta:table-count="3" meta:image-count="0" meta:object-count="0" meta:page-count="2" meta:paragraph-count="90" meta:word-count="399" meta:character-count="2475" meta:non-whitespace-character-count="2146"/>
    <meta:generator>LibreOffice/4.2.8.2$Linux_x86 LibreOffice_project/420m0$Build-2</meta:generator>
  </office:meta>
</office:document-meta>
</file>